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1424" calcext:value-type="float">
            <text:p>81424</text:p>
          </table:table-cell>
          <table:table-cell office:value-type="float" office:value="81482" calcext:value-type="float">
            <text:p>8148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1557" calcext:value-type="float">
            <text:p>81557</text:p>
          </table:table-cell>
          <table:table-cell office:value-type="float" office:value="81602" calcext:value-type="float">
            <text:p>8160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1482" calcext:value-type="float">
            <text:p>81482</text:p>
          </table:table-cell>
          <table:table-cell office:value-type="float" office:value="81634" calcext:value-type="float">
            <text:p>8163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1634" calcext:value-type="float">
            <text:p>81634</text:p>
          </table:table-cell>
          <table:table-cell office:value-type="float" office:value="81962" calcext:value-type="float">
            <text:p>819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137" calcext:value-type="float">
            <text:p>82137</text:p>
          </table:table-cell>
          <table:table-cell office:value-type="float" office:value="82232" calcext:value-type="float">
            <text:p>8223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2232" calcext:value-type="float">
            <text:p>82232</text:p>
          </table:table-cell>
          <table:table-cell office:value-type="float" office:value="82486" calcext:value-type="float">
            <text:p>8248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2487" calcext:value-type="float">
            <text:p>82487</text:p>
          </table:table-cell>
          <table:table-cell office:value-type="float" office:value="82496" calcext:value-type="float">
            <text:p>8249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2857" calcext:value-type="float">
            <text:p>82857</text:p>
          </table:table-cell>
          <table:table-cell office:value-type="float" office:value="82899" calcext:value-type="float">
            <text:p>8289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2924" calcext:value-type="float">
            <text:p>82924</text:p>
          </table:table-cell>
          <table:table-cell office:value-type="float" office:value="82951" calcext:value-type="float">
            <text:p>8295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899" calcext:value-type="float">
            <text:p>82899</text:p>
          </table:table-cell>
          <table:table-cell office:value-type="float" office:value="82988" calcext:value-type="float">
            <text:p>8298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2988" calcext:value-type="float">
            <text:p>82988</text:p>
          </table:table-cell>
          <table:table-cell office:value-type="float" office:value="83248" calcext:value-type="float">
            <text:p>8324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3390" calcext:value-type="float">
            <text:p>83390</text:p>
          </table:table-cell>
          <table:table-cell office:value-type="float" office:value="83408" calcext:value-type="float">
            <text:p>8340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3335" calcext:value-type="float">
            <text:p>83335</text:p>
          </table:table-cell>
          <table:table-cell office:value-type="float" office:value="83424" calcext:value-type="float">
            <text:p>8342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3424" calcext:value-type="float">
            <text:p>83424</text:p>
          </table:table-cell>
          <table:table-cell office:value-type="float" office:value="83636" calcext:value-type="float">
            <text:p>8363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4661" calcext:value-type="float">
            <text:p>94661</text:p>
          </table:table-cell>
          <table:table-cell office:value-type="float" office:value="94708" calcext:value-type="float">
            <text:p>9470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4708" calcext:value-type="float">
            <text:p>94708</text:p>
          </table:table-cell>
          <table:table-cell office:value-type="float" office:value="95104" calcext:value-type="float">
            <text:p>9510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5104" calcext:value-type="float">
            <text:p>95104</text:p>
          </table:table-cell>
          <table:table-cell office:value-type="float" office:value="95181" calcext:value-type="float">
            <text:p>9518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5256" calcext:value-type="float">
            <text:p>95256</text:p>
          </table:table-cell>
          <table:table-cell office:value-type="float" office:value="95371" calcext:value-type="float">
            <text:p>9537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5371" calcext:value-type="float">
            <text:p>95371</text:p>
          </table:table-cell>
          <table:table-cell office:value-type="float" office:value="95533" calcext:value-type="float">
            <text:p>9553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5801" calcext:value-type="float">
            <text:p>95801</text:p>
          </table:table-cell>
          <table:table-cell office:value-type="float" office:value="95841" calcext:value-type="float">
            <text:p>9584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5883" calcext:value-type="float">
            <text:p>95883</text:p>
          </table:table-cell>
          <table:table-cell office:value-type="float" office:value="95910" calcext:value-type="float">
            <text:p>9591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5841" calcext:value-type="float">
            <text:p>95841</text:p>
          </table:table-cell>
          <table:table-cell office:value-type="float" office:value="95972" calcext:value-type="float">
            <text:p>9597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5972" calcext:value-type="float">
            <text:p>95972</text:p>
          </table:table-cell>
          <table:table-cell office:value-type="float" office:value="96114" calcext:value-type="float">
            <text:p>9611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6197" calcext:value-type="float">
            <text:p>96197</text:p>
          </table:table-cell>
          <table:table-cell office:value-type="float" office:value="96273" calcext:value-type="float">
            <text:p>9627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6273" calcext:value-type="float">
            <text:p>96273</text:p>
          </table:table-cell>
          <table:table-cell office:value-type="float" office:value="96516" calcext:value-type="float">
            <text:p>9651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2624" calcext:value-type="float">
            <text:p>102624</text:p>
          </table:table-cell>
          <table:table-cell office:value-type="float" office:value="102729" calcext:value-type="float">
            <text:p>10272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2808" calcext:value-type="float">
            <text:p>102808</text:p>
          </table:table-cell>
          <table:table-cell office:value-type="float" office:value="102817" calcext:value-type="float">
            <text:p>10281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729" calcext:value-type="float">
            <text:p>102729</text:p>
          </table:table-cell>
          <table:table-cell office:value-type="float" office:value="103006" calcext:value-type="float">
            <text:p>10300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3006" calcext:value-type="float">
            <text:p>103006</text:p>
          </table:table-cell>
          <table:table-cell office:value-type="float" office:value="103245" calcext:value-type="float">
            <text:p>10324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3245" calcext:value-type="float">
            <text:p>103245</text:p>
          </table:table-cell>
          <table:table-cell office:value-type="float" office:value="103324" calcext:value-type="float">
            <text:p>10332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3416" calcext:value-type="float">
            <text:p>103416</text:p>
          </table:table-cell>
          <table:table-cell office:value-type="float" office:value="103474" calcext:value-type="float">
            <text:p>10347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3474" calcext:value-type="float">
            <text:p>103474</text:p>
          </table:table-cell>
          <table:table-cell office:value-type="float" office:value="103575" calcext:value-type="float">
            <text:p>10357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3605" calcext:value-type="float">
            <text:p>103605</text:p>
          </table:table-cell>
          <table:table-cell office:value-type="float" office:value="103657" calcext:value-type="float">
            <text:p>103657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3717" calcext:value-type="float">
            <text:p>103717</text:p>
          </table:table-cell>
          <table:table-cell office:value-type="float" office:value="103753" calcext:value-type="float">
            <text:p>10375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3820" calcext:value-type="float">
            <text:p>103820</text:p>
          </table:table-cell>
          <table:table-cell office:value-type="float" office:value="103845" calcext:value-type="float">
            <text:p>10384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3575" calcext:value-type="float">
            <text:p>103575</text:p>
          </table:table-cell>
          <table:table-cell office:value-type="float" office:value="105215" calcext:value-type="float">
            <text:p>10521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5411" calcext:value-type="float">
            <text:p>105411</text:p>
          </table:table-cell>
          <table:table-cell office:value-type="float" office:value="105466" calcext:value-type="float">
            <text:p>10546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5466" calcext:value-type="float">
            <text:p>105466</text:p>
          </table:table-cell>
          <table:table-cell office:value-type="float" office:value="105751" calcext:value-type="float">
            <text:p>10575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6017" calcext:value-type="float">
            <text:p>106017</text:p>
          </table:table-cell>
          <table:table-cell office:value-type="float" office:value="106026" calcext:value-type="float">
            <text:p>10602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6424" calcext:value-type="float">
            <text:p>106424</text:p>
          </table:table-cell>
          <table:table-cell office:value-type="float" office:value="106438" calcext:value-type="float">
            <text:p>10643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5751" calcext:value-type="float">
            <text:p>105751</text:p>
          </table:table-cell>
          <table:table-cell office:value-type="float" office:value="106842" calcext:value-type="float">
            <text:p>10684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6842" calcext:value-type="float">
            <text:p>106842</text:p>
          </table:table-cell>
          <table:table-cell office:value-type="float" office:value="106913" calcext:value-type="float">
            <text:p>10691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7014" calcext:value-type="float">
            <text:p>107014</text:p>
          </table:table-cell>
          <table:table-cell office:value-type="float" office:value="107062" calcext:value-type="float">
            <text:p>10706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7123" calcext:value-type="float">
            <text:p>107123</text:p>
          </table:table-cell>
          <table:table-cell office:value-type="float" office:value="107145" calcext:value-type="float">
            <text:p>10714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7062" calcext:value-type="float">
            <text:p>107062</text:p>
          </table:table-cell>
          <table:table-cell office:value-type="float" office:value="107181" calcext:value-type="float">
            <text:p>10718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7181" calcext:value-type="float">
            <text:p>107181</text:p>
          </table:table-cell>
          <table:table-cell office:value-type="float" office:value="108029" calcext:value-type="float">
            <text:p>10802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7233" calcext:value-type="float">
            <text:p>117233</text:p>
          </table:table-cell>
          <table:table-cell office:value-type="float" office:value="117323" calcext:value-type="float">
            <text:p>11732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7398" calcext:value-type="float">
            <text:p>117398</text:p>
          </table:table-cell>
          <table:table-cell office:value-type="float" office:value="117426" calcext:value-type="float">
            <text:p>11742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7513" calcext:value-type="float">
            <text:p>117513</text:p>
          </table:table-cell>
          <table:table-cell office:value-type="float" office:value="117537" calcext:value-type="float">
            <text:p>11753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7323" calcext:value-type="float">
            <text:p>117323</text:p>
          </table:table-cell>
          <table:table-cell office:value-type="float" office:value="117619" calcext:value-type="float">
            <text:p>11761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7619" calcext:value-type="float">
            <text:p>117619</text:p>
          </table:table-cell>
          <table:table-cell office:value-type="float" office:value="117755" calcext:value-type="float">
            <text:p>11775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7755" calcext:value-type="float">
            <text:p>117755</text:p>
          </table:table-cell>
          <table:table-cell office:value-type="float" office:value="117835" calcext:value-type="float">
            <text:p>11783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7878" calcext:value-type="float">
            <text:p>117878</text:p>
          </table:table-cell>
          <table:table-cell office:value-type="float" office:value="117952" calcext:value-type="float">
            <text:p>11795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7952" calcext:value-type="float">
            <text:p>117952</text:p>
          </table:table-cell>
          <table:table-cell office:value-type="float" office:value="118227" calcext:value-type="float">
            <text:p>11822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8227" calcext:value-type="float">
            <text:p>118227</text:p>
          </table:table-cell>
          <table:table-cell office:value-type="float" office:value="118860" calcext:value-type="float">
            <text:p>11886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9086" calcext:value-type="float">
            <text:p>119086</text:p>
          </table:table-cell>
          <table:table-cell office:value-type="float" office:value="119152" calcext:value-type="float">
            <text:p>11915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9200" calcext:value-type="float">
            <text:p>119200</text:p>
          </table:table-cell>
          <table:table-cell office:value-type="float" office:value="119228" calcext:value-type="float">
            <text:p>11922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152" calcext:value-type="float">
            <text:p>119152</text:p>
          </table:table-cell>
          <table:table-cell office:value-type="float" office:value="119543" calcext:value-type="float">
            <text:p>11954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9543" calcext:value-type="float">
            <text:p>119543</text:p>
          </table:table-cell>
          <table:table-cell office:value-type="float" office:value="119668" calcext:value-type="float">
            <text:p>11966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9668" calcext:value-type="float">
            <text:p>119668</text:p>
          </table:table-cell>
          <table:table-cell office:value-type="float" office:value="119750" calcext:value-type="float">
            <text:p>11975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750" calcext:value-type="float">
            <text:p>119750</text:p>
          </table:table-cell>
          <table:table-cell office:value-type="float" office:value="119897" calcext:value-type="float">
            <text:p>11989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9897" calcext:value-type="float">
            <text:p>119897</text:p>
          </table:table-cell>
          <table:table-cell office:value-type="float" office:value="119989" calcext:value-type="float">
            <text:p>11998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989" calcext:value-type="float">
            <text:p>119989</text:p>
          </table:table-cell>
          <table:table-cell office:value-type="float" office:value="120077" calcext:value-type="float">
            <text:p>12007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0077" calcext:value-type="float">
            <text:p>120077</text:p>
          </table:table-cell>
          <table:table-cell office:value-type="float" office:value="120359" calcext:value-type="float">
            <text:p>12035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0359" calcext:value-type="float">
            <text:p>120359</text:p>
          </table:table-cell>
          <table:table-cell office:value-type="float" office:value="120881" calcext:value-type="float">
            <text:p>12088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5228" calcext:value-type="float">
            <text:p>135228</text:p>
          </table:table-cell>
          <table:table-cell office:value-type="float" office:value="135341" calcext:value-type="float">
            <text:p>13534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35357" calcext:value-type="float">
            <text:p>135357</text:p>
          </table:table-cell>
          <table:table-cell office:value-type="float" office:value="135374" calcext:value-type="float">
            <text:p>135374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35397" calcext:value-type="float">
            <text:p>135397</text:p>
          </table:table-cell>
          <table:table-cell office:value-type="float" office:value="135446" calcext:value-type="float">
            <text:p>13544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5439" calcext:value-type="float">
            <text:p>135439</text:p>
          </table:table-cell>
          <table:table-cell office:value-type="float" office:value="135495" calcext:value-type="float">
            <text:p>13549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5495" calcext:value-type="float">
            <text:p>135495</text:p>
          </table:table-cell>
          <table:table-cell office:value-type="float" office:value="135824" calcext:value-type="float">
            <text:p>13582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5824" calcext:value-type="float">
            <text:p>135824</text:p>
          </table:table-cell>
          <table:table-cell office:value-type="float" office:value="135899" calcext:value-type="float">
            <text:p>13589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5899" calcext:value-type="float">
            <text:p>135899</text:p>
          </table:table-cell>
          <table:table-cell office:value-type="float" office:value="136068" calcext:value-type="float">
            <text:p>13606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6068" calcext:value-type="float">
            <text:p>136068</text:p>
          </table:table-cell>
          <table:table-cell office:value-type="float" office:value="136155" calcext:value-type="float">
            <text:p>13615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6155" calcext:value-type="float">
            <text:p>136155</text:p>
          </table:table-cell>
          <table:table-cell office:value-type="float" office:value="136216" calcext:value-type="float">
            <text:p>13621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6216" calcext:value-type="float">
            <text:p>136216</text:p>
          </table:table-cell>
          <table:table-cell office:value-type="float" office:value="136837" calcext:value-type="float">
            <text:p>13683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6837" calcext:value-type="float">
            <text:p>136837</text:p>
          </table:table-cell>
          <table:table-cell office:value-type="float" office:value="136908" calcext:value-type="float">
            <text:p>13690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36952" calcext:value-type="float">
            <text:p>136952</text:p>
          </table:table-cell>
          <table:table-cell office:value-type="float" office:value="136961" calcext:value-type="float">
            <text:p>1369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6908" calcext:value-type="float">
            <text:p>136908</text:p>
          </table:table-cell>
          <table:table-cell office:value-type="float" office:value="137092" calcext:value-type="float">
            <text:p>13709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7092" calcext:value-type="float">
            <text:p>137092</text:p>
          </table:table-cell>
          <table:table-cell office:value-type="float" office:value="137177" calcext:value-type="float">
            <text:p>13717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7177" calcext:value-type="float">
            <text:p>137177</text:p>
          </table:table-cell>
          <table:table-cell office:value-type="float" office:value="137237" calcext:value-type="float">
            <text:p>13723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7617" calcext:value-type="float">
            <text:p>137617</text:p>
          </table:table-cell>
          <table:table-cell office:value-type="float" office:value="137664" calcext:value-type="float">
            <text:p>13766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37705" calcext:value-type="float">
            <text:p>137705</text:p>
          </table:table-cell>
          <table:table-cell office:value-type="float" office:value="137720" calcext:value-type="float">
            <text:p>13772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37718" calcext:value-type="float">
            <text:p>137718</text:p>
          </table:table-cell>
          <table:table-cell office:value-type="float" office:value="137736" calcext:value-type="float">
            <text:p>13773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7664" calcext:value-type="float">
            <text:p>137664</text:p>
          </table:table-cell>
          <table:table-cell office:value-type="float" office:value="137796" calcext:value-type="float">
            <text:p>13779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7917" calcext:value-type="float">
            <text:p>137917</text:p>
          </table:table-cell>
          <table:table-cell office:value-type="float" office:value="138153" calcext:value-type="float">
            <text:p>13815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8153" calcext:value-type="float">
            <text:p>138153</text:p>
          </table:table-cell>
          <table:table-cell office:value-type="float" office:value="138210" calcext:value-type="float">
            <text:p>13821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8210" calcext:value-type="float">
            <text:p>138210</text:p>
          </table:table-cell>
          <table:table-cell office:value-type="float" office:value="138418" calcext:value-type="float">
            <text:p>13841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8418" calcext:value-type="float">
            <text:p>138418</text:p>
          </table:table-cell>
          <table:table-cell office:value-type="float" office:value="138515" calcext:value-type="float">
            <text:p>13851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38594" calcext:value-type="float">
            <text:p>138594</text:p>
          </table:table-cell>
          <table:table-cell office:value-type="float" office:value="138707" calcext:value-type="float">
            <text:p>13870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8515" calcext:value-type="float">
            <text:p>138515</text:p>
          </table:table-cell>
          <table:table-cell office:value-type="float" office:value="138800" calcext:value-type="float">
            <text:p>13880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8800" calcext:value-type="float">
            <text:p>138800</text:p>
          </table:table-cell>
          <table:table-cell office:value-type="float" office:value="138942" calcext:value-type="float">
            <text:p>13894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8942" calcext:value-type="float">
            <text:p>138942</text:p>
          </table:table-cell>
          <table:table-cell office:value-type="float" office:value="139152" calcext:value-type="float">
            <text:p>13915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9152" calcext:value-type="float">
            <text:p>139152</text:p>
          </table:table-cell>
          <table:table-cell office:value-type="float" office:value="139288" calcext:value-type="float">
            <text:p>13928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9288" calcext:value-type="float">
            <text:p>139288</text:p>
          </table:table-cell>
          <table:table-cell office:value-type="float" office:value="139432" calcext:value-type="float">
            <text:p>13943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39432" calcext:value-type="float">
            <text:p>139432</text:p>
          </table:table-cell>
          <table:table-cell office:value-type="float" office:value="139506" calcext:value-type="float">
            <text:p>13950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9506" calcext:value-type="float">
            <text:p>139506</text:p>
          </table:table-cell>
          <table:table-cell office:value-type="float" office:value="139618" calcext:value-type="float">
            <text:p>13961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9618" calcext:value-type="float">
            <text:p>139618</text:p>
          </table:table-cell>
          <table:table-cell office:value-type="float" office:value="139855" calcext:value-type="float">
            <text:p>13985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40127" calcext:value-type="float">
            <text:p>140127</text:p>
          </table:table-cell>
          <table:table-cell office:value-type="float" office:value="140181" calcext:value-type="float">
            <text:p>14018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40217" calcext:value-type="float">
            <text:p>140217</text:p>
          </table:table-cell>
          <table:table-cell office:value-type="float" office:value="140238" calcext:value-type="float">
            <text:p>14023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40224" calcext:value-type="float">
            <text:p>140224</text:p>
          </table:table-cell>
          <table:table-cell office:value-type="float" office:value="140243" calcext:value-type="float">
            <text:p>14024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40181" calcext:value-type="float">
            <text:p>140181</text:p>
          </table:table-cell>
          <table:table-cell office:value-type="float" office:value="140332" calcext:value-type="float">
            <text:p>14033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40332" calcext:value-type="float">
            <text:p>140332</text:p>
          </table:table-cell>
          <table:table-cell office:value-type="float" office:value="140617" calcext:value-type="float">
            <text:p>14061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40617" calcext:value-type="float">
            <text:p>140617</text:p>
          </table:table-cell>
          <table:table-cell office:value-type="float" office:value="140688" calcext:value-type="float">
            <text:p>14068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40766" calcext:value-type="float">
            <text:p>140766</text:p>
          </table:table-cell>
          <table:table-cell office:value-type="float" office:value="140786" calcext:value-type="float">
            <text:p>14078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40688" calcext:value-type="float">
            <text:p>140688</text:p>
          </table:table-cell>
          <table:table-cell office:value-type="float" office:value="140841" calcext:value-type="float">
            <text:p>14084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40841" calcext:value-type="float">
            <text:p>140841</text:p>
          </table:table-cell>
          <table:table-cell office:value-type="float" office:value="141086" calcext:value-type="float">
            <text:p>14108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41086" calcext:value-type="float">
            <text:p>141086</text:p>
          </table:table-cell>
          <table:table-cell office:value-type="float" office:value="141168" calcext:value-type="float">
            <text:p>14116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41168" calcext:value-type="float">
            <text:p>141168</text:p>
          </table:table-cell>
          <table:table-cell office:value-type="float" office:value="141540" calcext:value-type="float">
            <text:p>14154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41540" calcext:value-type="float">
            <text:p>141540</text:p>
          </table:table-cell>
          <table:table-cell office:value-type="float" office:value="141607" calcext:value-type="float">
            <text:p>14160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41607" calcext:value-type="float">
            <text:p>141607</text:p>
          </table:table-cell>
          <table:table-cell office:value-type="float" office:value="141780" calcext:value-type="float">
            <text:p>14178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41780" calcext:value-type="float">
            <text:p>141780</text:p>
          </table:table-cell>
          <table:table-cell office:value-type="float" office:value="141844" calcext:value-type="float">
            <text:p>14184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41844" calcext:value-type="float">
            <text:p>141844</text:p>
          </table:table-cell>
          <table:table-cell office:value-type="float" office:value="141899" calcext:value-type="float">
            <text:p>14189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42031" calcext:value-type="float">
            <text:p>142031</text:p>
          </table:table-cell>
          <table:table-cell office:value-type="float" office:value="142043" calcext:value-type="float">
            <text:p>14204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41988" calcext:value-type="float">
            <text:p>141988</text:p>
          </table:table-cell>
          <table:table-cell office:value-type="float" office:value="142096" calcext:value-type="float">
            <text:p>142096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42098" calcext:value-type="float">
            <text:p>142098</text:p>
          </table:table-cell>
          <table:table-cell office:value-type="float" office:value="142161" calcext:value-type="float">
            <text:p>14216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42096" calcext:value-type="float">
            <text:p>142096</text:p>
          </table:table-cell>
          <table:table-cell office:value-type="float" office:value="142162" calcext:value-type="float">
            <text:p>1421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42162" calcext:value-type="float">
            <text:p>142162</text:p>
          </table:table-cell>
          <table:table-cell office:value-type="float" office:value="142207" calcext:value-type="float">
            <text:p>14220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42207" calcext:value-type="float">
            <text:p>142207</text:p>
          </table:table-cell>
          <table:table-cell office:value-type="float" office:value="142487" calcext:value-type="float">
            <text:p>14248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42487" calcext:value-type="float">
            <text:p>142487</text:p>
          </table:table-cell>
          <table:table-cell office:value-type="float" office:value="142831" calcext:value-type="float">
            <text:p>14283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42831" calcext:value-type="float">
            <text:p>142831</text:p>
          </table:table-cell>
          <table:table-cell office:value-type="float" office:value="142974" calcext:value-type="float">
            <text:p>14297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42974" calcext:value-type="float">
            <text:p>142974</text:p>
          </table:table-cell>
          <table:table-cell office:value-type="float" office:value="143151" calcext:value-type="float">
            <text:p>14315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43151" calcext:value-type="float">
            <text:p>143151</text:p>
          </table:table-cell>
          <table:table-cell office:value-type="float" office:value="143606" calcext:value-type="float">
            <text:p>14360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43606" calcext:value-type="float">
            <text:p>143606</text:p>
          </table:table-cell>
          <table:table-cell office:value-type="float" office:value="143746" calcext:value-type="float">
            <text:p>14374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43746" calcext:value-type="float">
            <text:p>143746</text:p>
          </table:table-cell>
          <table:table-cell office:value-type="float" office:value="143885" calcext:value-type="float">
            <text:p>14388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43885" calcext:value-type="float">
            <text:p>143885</text:p>
          </table:table-cell>
          <table:table-cell office:value-type="float" office:value="143964" calcext:value-type="float">
            <text:p>14396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43983" calcext:value-type="float">
            <text:p>143983</text:p>
          </table:table-cell>
          <table:table-cell office:value-type="float" office:value="144007" calcext:value-type="float">
            <text:p>14400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43964" calcext:value-type="float">
            <text:p>143964</text:p>
          </table:table-cell>
          <table:table-cell office:value-type="float" office:value="144076" calcext:value-type="float">
            <text:p>14407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44076" calcext:value-type="float">
            <text:p>144076</text:p>
          </table:table-cell>
          <table:table-cell office:value-type="float" office:value="144296" calcext:value-type="float">
            <text:p>14429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32:18.969654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9S</meta:editing-duration>
    <meta:editing-cycles>9</meta:editing-cycles>
    <meta:generator>LibreOffice/6.0.4.2$Linux_X86_64 LibreOffice_project/9b0d9b32d5dcda91d2f1a96dc04c645c450872bf</meta:generator>
    <dc:date>2018-09-25T10:46:05.975333534</dc:date>
    <meta:document-statistic meta:table-count="3" meta:cell-count="387" meta:object-count="0"/>
    <meta:user-defined meta:name="Info 1"/>
    <meta:user-defined meta:name="Info 2"/>
    <meta:user-defined meta:name="Info 3"/>
    <meta:user-defined meta:name="Info 4"/>
  </office:meta>
</office:document-meta>
</file>